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2.291cm" fo:min-width="7.75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21.563cm" fo:min-width="5.88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stroke="dash" draw:stroke-dash="Long_20_Dot" draw:marker-end="Arrowheads_20_12" draw:marker-end-width="0.3cm" svg:stroke-linecap="butt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147cm" fo:min-width="5.8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svg:stroke-linecap="round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start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Andale Mono"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Andale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ndale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Noto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</text:span><text:span text:style-name="T3">USER@SERVER</text:span></text:p>
            </text:list-item>
            <text:list-item>
              <text:p text:style-name="P2"><text:span text:style-name="T3">USER </text:span><text:span text:style-name="T2">must either be </text:span><text:span text:style-name="T2">root or have </text:span><text:span text:style-name="T3">sudo</text:span><text:span text:style-name="T2"> </text:span><text:span text:style-name="T2">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continue-numbering="true" text:style-name="L1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in </text:span><text:span text:style-name="T3">/home/fleetsie</text:span><text:span text:style-name="T5"> with this </text:span><text:span text:style-name="T5">table:</text:span></text:p>
              <text:p text:style-name="P3"><text:span text:style-name="T5"/></text:p>
            </text:list-item>
          </text:list>
          <text:p text:style-name="P3"><text:span text:style-name="T6">CREATE TABLE devices (</text:span></text:p>
          <text:p text:style-name="P3"><text:span text:style-name="T6"><text:s text:c="2"/></text:span><text:span text:style-name="T6">id INTEGER UNIQUE PRIMARY KEY NOT </text:span><text:span text:style-name="T6">NULL, <text:s/>-- unique ID for device, </text:span><text:span text:style-name="T6">across all fleets</text:span></text:p>
          <text:p text:style-name="P3"><text:span text:style-name="T6"><text:s text:c="2"/></text:span><text:span text:style-name="T6">fleet VARCHAR NOT NULL, <text:s text:c="10"/></text:span><text:span text:style-name="T6"><text:s text:c="7"/>-- name of fleet device </text:span><text:span text:style-name="T6">belongs to</text:span></text:p>
          <text:p text:style-name="P3"><text:span text:style-name="T6"><text:s text:c="2"/></text:span><text:span text:style-name="T6">id_in_fleet INTEGER NOT NULL, <text:s text:c="4"/></text:span><text:span text:style-name="T6"><text:s text:c="7"/>-- unique ID for device </text:span><text:span text:style-name="T6">within fleet</text:span></text:p>
          <text:p text:style-name="P3"><text:span text:style-name="T6"><text:s text:c="2"/></text:span><text:span text:style-name="T6">fleetuser VARCHAR NOT NULL, <text:s text:c="6"/></text:span><text:span text:style-name="T6"><text:s text:c="7"/>-- name of user device uses </text:span><text:span text:style-name="T6">for ssh to fleet server; typically,</text:span></text:p>
          <text:p text:style-name="P3"><text:span text:style-name="T6"><text:s text:c="36"/></text:span><text:span text:style-name="T6"><text:s text:c="7"/></text:span><text:span text:style-name="T6">-- fleetsie_FLEET</text:span></text:p>
          <text:p text:style-name="P3"><text:span text:style-name="T6"><text:s text:c="2"/></text:span><text:span text:style-name="T6">hostname VARCHAR NOT NULL, <text:s text:c="7"/></text:span><text:span text:style-name="T6"><text:s text:c="7"/>-- hostname for device; </text:span><text:span text:style-name="T6">typically FLEET-ID_IN_FLEET</text:span></text:p>
          <text:p text:style-name="P3"><text:span text:style-name="T6"><text:s text:c="2"/></text:span><text:span text:style-name="T6">hwid VARCHAR, <text:s text:c="20"/></text:span><text:span text:style-name="T6"><text:s text:c="7"/>-- hardware ID of device; </text:span><text:span text:style-name="T6">NULL means no device registered to </text:span><text:span text:style-name="T6">this</text:span></text:p>
          <text:p text:style-name="P3"><text:span text:style-name="T6"><text:s text:c="36"/></text:span><text:span text:style-name="T6"><text:s text:c="7"/></text:span><text:span text:style-name="T6">-- record yet</text:span></text:p>
          <text:p text:style-name="P3"><text:span text:style-name="T6"><text:s text:c="2"/></text:span><text:span text:style-name="T6">otp VARCHAR NOT NULL, <text:s text:c="12"/></text:span><text:span text:style-name="T6"><text:s text:c="7"/>-- one-time password used by </text:span><text:span text:style-name="T6">device to register</text:span></text:p>
          <text:p text:style-name="P3"><text:span text:style-name="T6"><text:s text:c="2"/></text:span><text:span text:style-name="T6">ts_generated DOUBLE NOT NULL, <text:s text:c="4"/></text:span><text:span text:style-name="T6"><text:s text:c="7"/>-- unix timestamp for when </text:span><text:span text:style-name="T6">this device record was generated</text:span></text:p>
          <text:p text:style-name="P3"><text:span text:style-name="T6"><text:s text:c="2"/></text:span><text:span text:style-name="T6">ts_registered DOUBLE, <text:s text:c="12"/></text:span><text:span text:style-name="T6"><text:s text:c="7"/>-- unix timestamp for when </text:span><text:span text:style-name="T6">this device was registered; NULL </text:span><text:span text:style-name="T6">means not</text:span></text:p>
          <text:p text:style-name="P3"><text:span text:style-name="T6"><text:s text:c="36"/></text:span><text:span text:style-name="T6"><text:s text:c="7"/></text:span><text:span text:style-name="T6">-- registered yet</text:span></text:p>
          <text:p text:style-name="P3"><text:span text:style-name="T6"><text:s text:c="2"/></text:span><text:span text:style-name="T6">tunnel_port INTEGER NOT NULL, <text:s text:c="4"/></text:span><text:span text:style-name="T6"><text:s text:c="7"/>-- TCP port mapped on server </text:span><text:span text:style-name="T6">back to device SSH server port</text:span></text:p>
          <text:p text:style-name="P3"><text:span text:style-name="T6"><text:s text:c="2"/></text:span><text:span text:style-name="T6">device_public_key VARCHAR NOT </text:span><text:span text:style-name="T6">NULL, <text:s text:c="5"/>-- public key which can </text:span><text:span text:style-name="T6">be used to login as user 1000 on </text:span><text:span text:style-name="T6">device</text:span></text:p>
          <text:p text:style-name="P3"><text:span text:style-name="T6"><text:s text:c="2"/></text:span><text:span text:style-name="T6">device_private_key VARCHAR NOT </text:span><text:span text:style-name="T6">NULL, <text:s text:c="4"/>-- private key which can </text:span><text:span text:style-name="T6">be used to login as user 1000 on </text:span><text:span text:style-name="T6">device</text:span></text:p>
          <text:p text:style-name="P3"><text:span text:style-name="T6"><text:s text:c="2"/></text:span><text:span text:style-name="T6">server_public_key VARCHAR NOT </text:span><text:span text:style-name="T6">NULL, <text:s text:c="5"/>-- public key which </text:span><text:span text:style-name="T6">device will use to ssh into fleet </text:span><text:span text:style-name="T6">server</text:span></text:p>
          <text:p text:style-name="P3"><text:span text:style-name="T6"><text:s text:c="2"/></text:span><text:span text:style-name="T6">server_private_key VARCHAR NOT </text:span><text:span text:style-name="T6">NULL, <text:s text:c="4"/>-- private key which </text:span><text:span text:style-name="T6">device will use to ssh into fleet </text:span><text:span text:style-name="T6">server</text:span></text:p>
          <text:p text:style-name="P3"><text:span text:style-name="T6"><text:s text:c="2"/></text:span><text:span text:style-name="T6">ip_provisioned_from VARCHAR NOT </text:span><text:span text:style-name="T6">NULL <text:s text:c="4"/>-- IP address from which </text:span><text:span text:style-name="T6">request to provision this device </text:span><text:span text:style-name="T6">originated</text:span></text:p>
          <text:p text:style-name="P3"><text:span text:style-name="T6"><text:s/></text:span><text:span text:style-name="T6">);</text:span></text:p>
          <text:p text:style-name="P3"><text:span text:style-name="T6"><text:s/></text:span><text:span text:style-name="T6">CREATE UNIQUE INDEX ON </text:span><text:span text:style-name="T6">devices(hwid);</text:span></text:p>
          <text:p text:style-name="P3"><text:span text:style-name="T6"><text:s/></text:span><text:span text:style-name="T6">CREATE UNIQUE INDEX ON </text:span><text:span text:style-name="T6">devices(fleet, otp, hwid);</text:span></text:p>
          <text:p text:style-name="P3"><text:span text:style-name="T6"><text:s/></text:span><text:span text:style-name="T6">CREATE UNIQUE INDEX ON </text:span><text:span text:style-name="T6">devices(fleet, id_in_fleet);</text:span></text:p>
          <text:p text:style-name="P3"><text:span text:style-name="T5"/></text:p>
          <text:p text:style-name="P3"><text:span text:style-name="T7">DB Versions</text:span></text:p>
          <text:p text:style-name="P3"><text:span text:style-name="T7"/></text:p>
          <text:p text:style-name="P3"><text:span text:style-name="T7">Main: </text:span><text:span text:style-name="T8">as defined above, </text:span><text:span text:style-name="T8">lives in </text:span><text:span text:style-name="T8">/home/fleetsie/fleets.sqlite</text:span></text:p>
          <text:p text:style-name="P3"><text:span text:style-name="T7"/></text:p>
          <text:p text:style-name="P3"><text:span text:style-name="T7">Fleet: </text:span><text:span text:style-name="T8">copied from </text:span><text:span text:style-name="T7">Main</text:span><text:span text:style-name="T8"> </text:span><text:span text:style-name="T8">whenever </text:span><text:span text:style-name="T9">fleetsie_gen </text:span><text:span text:style-name="T8">is </text:span><text:span text:style-name="T8">run to allocate new </text:span><text:span text:style-name="T8">devices.</text:span></text:p>
          <text:p text:style-name="P3"><text:span text:style-name="T8">It is the subset of </text:span><text:span text:style-name="T7">Main</text:span><text:span text:style-name="T8"> </text:span><text:span text:style-name="T8">with given fleet name; ie. </text:span><text:span text:style-name="T8">the result of doing</text:span></text:p>
          <text:p text:style-name="P3"><text:span text:style-name="T8"/></text:p>
          <text:p text:style-name="P3"><text:span text:style-name="T10"><text:s text:c="3"/></text:span><text:span text:style-name="T11">sqlite3 </text:span><text:span text:style-name="T11">/home/fleetsie/fleets.sqlit</text:span><text:span text:style-name="T11">e select * from devices </text:span><text:span text:style-name="T11">where fleet=”FLEETNAME”;</text:span></text:p>
          <text:p text:style-name="P3"><text:span text:style-name="T10"/></text:p>
          <text:p text:style-name="P3"><text:span text:style-name="T12">It lives in </text:span><text:span text:style-name="T10">/home/fleetsie/fleet</text:span><text:span text:style-name="T10">_FLEETNAME.sqlite,</text:span><text:span text:style-name="T13">bu</text:span><text:span text:style-name="T13">t is osned by user </text:span><text:span text:style-name="T13">fleetsie_FLEETNAME.</text:span></text:p>
          <text:p text:style-name="P3"><text:span text:style-name="T8">This copy is used by </text:span><text:span text:style-name="T9">fleetsie_auth</text:span><text:span text:style-name="T8"> when a </text:span><text:span text:style-name="T8">device is running </text:span><text:span text:style-name="T9">fleetsie_provision</text:span></text:p>
          <text:p text:style-name="P3"><text:span text:style-name="T8">This copy is where device </text:span><text:span text:style-name="T8">registrations are first </text:span><text:span text:style-name="T8">recorded (i.e. hwid, </text:span><text:span text:style-name="T8">ts_registered, and </text:span><text:span text:style-name="T8">ip_provisioned_from are </text:span><text:span text:style-name="T8">filled in for a record.)</text:span></text:p>
          <text:p text:style-name="P3"><text:span text:style-name="T8">Device registrations are </text:span><text:span text:style-name="T8">copied back from the fleet </text:span><text:span text:style-name="T8">DB to the main DB </text:span><text:span text:style-name="T8">whenever fleetsie_gen_srv </text:span><text:span text:style-name="T8">is run for that fleet.</text:span></text:p>
          <text:p text:style-name="P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1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8.255cm" svg:height="2.878cm" svg:x="6.597cm" svg:y="2.502cm">
          <text:p text:style-name="P7"><text:span text:style-name="T14">On SD card in PC:</text:span></text:p>
          <text:list text:style-name="L1">
            <text:list-item>
              <text:p text:style-name="P7"><text:span text:style-name="T15">Install </text:span><text:span text:style-name="T16">fleetsie-provision.service</text:span><text:span text:style-name="T15">, </text:span><text:span text:style-name="T16">fleetsie_provision</text:span><text:span text:style-name="T15"> script</text:span></text:p>
            </text:list-item>
            <text:list-item>
              <text:p text:style-name="P7"><text:span text:style-name="T2">enable </text:span><text:span text:style-name="T3">fleetsie-provision.service</text:span></text:p>
              <text:p text:style-name="P7"><text:span text:style-name="T2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0" draw:layer="layout" svg:width="8.255cm" svg:height="7.837cm" svg:x="6.597cm" svg:y="19.103cm">
          <text:list text:style-name="L1">
            <text:list-item>
              <text:p text:style-name="P9"><text:span text:style-name="T2">Find fleetsie files on USB drive</text:span></text:p>
            </text:list-item>
            <text:list-item>
              <text:p text:style-name="P9"><text:span text:style-name="T2">Attach to local Wifi using credentials in </text:span><text:span text:style-name="T3">wifi.tx</text:span><text:span text:style-name="T2">t</text:span></text:p>
            </text:list-item>
            <text:list-item>
              <text:p text:style-name="P9"><text:span text:style-name="T2">Run </text:span><text:span text:style-name="T17">fleetsie_auth</text:span><text:span text:style-name="T2"> on fleet server using fleet credentials from </text:span><text:span text:style-name="T3">fleet.txt</text:span></text:p>
            </text:list-item>
            <text:list-item>
              <text:p text:style-name="P9"><text:span text:style-name="T2">Save device credentials from server on device</text:span></text:p>
            </text:list-item>
            <text:list-item>
              <text:p text:style-name="P9"><text:span text:style-name="T2">Create </text:span><text:span text:style-name="T3">/opt/fleetsie</text:span><text:span text:style-name="T2"> directory on device for fleetsie-specific items</text:span></text:p>
            </text:list-item>
            <text:list-item>
              <text:p text:style-name="P9"><text:span text:style-name="T2">Install and enable the ssh-tunnel service</text:span></text:p>
            </text:list-item>
            <text:list-item>
              <text:p text:style-name="P9"><text:span text:style-name="T2">customize using user script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0" draw:layer="layout" svg:width="8.255cm" svg:height="3.593cm" svg:x="6.596cm" svg:y="5.702cm">
          <text:p text:style-name="P9"><text:span text:style-name="T4">On Fleet Server:</text:span></text:p>
          <text:list text:style-name="L1">
            <text:list-item>
              <text:p text:style-name="P9"><text:span text:style-name="T2">Create /home/fleetsie_FLEET</text:span></text:p>
            </text:list-item>
            <text:list-item>
              <text:p text:style-name="P9"><text:span text:style-name="T2">Generate ssh keys for N devices</text:span></text:p>
            </text:list-item>
            <text:list-item>
              <text:p text:style-name="P9"><text:span text:style-name="T2">Generate N one-time-passwords in database</text:span></text:p>
            </text:list-item>
            <text:list-item>
              <text:p text:style-name="P9"><text:span text:style-name="T2">Allocate N tunnel ports</text:span></text:p>
              <text:p text:style-name="P9"><text:span text:style-name="T2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4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4" draw:layer="layout" svg:width="5.079cm" svg:height="4.027cm" svg:x="1cm" svg:y="8.38cm">
          <text:list text:style-name="L1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fleetsie@FLEET_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6.08cm" svg:y1="9.607cm" svg:x2="15.287cm" svg:y2="9.607cm">
          <text:p/>
        </draw:line>
        <draw:line draw:style-name="gr14" draw:text-style-name="P11" draw:layer="layout" svg:x1="6.08cm" svg:y1="10.342cm" svg:x2="15.287cm" svg:y2="10.342cm">
          <text:p/>
        </draw:line>
        <draw:custom-shape draw:style-name="gr15" draw:text-style-name="P10" draw:layer="layout" svg:width="8.255cm" svg:height="6.208cm" svg:x="6.596cm" svg:y="10.802cm">
          <text:p text:style-name="P9"><text:span text:style-name="T4">On USB drive attached to PC:</text:span></text:p>
          <text:list text:style-name="L1">
            <text:list-item>
              <text:p text:style-name="P9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9"><text:span text:style-name="T2">Copy OTPs to database </text:span><text:span text:style-name="T3">provisioning.sqlite</text:span></text:p>
            </text:list-item>
            <text:list-item>
              <text:p text:style-name="P9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9"><text:span text:style-name="T2">add custom user script and files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2" draw:layer="layout" svg:x1="6.08cm" svg:y1="18.832cm" svg:x2="15.287cm" svg:y2="18.832cm">
          <text:p text:style-name="P1"><text:span text:style-name="T1">fleetsie_provision</text:span><text:span text:style-name="T1"><text:line-break/></text:span><text:span text:style-name="T1"><text:line-break/></text:span><text:span text:style-name="T1"/></text:p>
        </draw:line>
        <draw:line draw:style-name="gr16" draw:text-style-name="P12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4" draw:layer="layout" svg:width="6.38cm" svg:height="7.08cm" svg:x="1.287cm" svg:y="5.35cm">
          <text:list text:style-name="L1">
            <text:list-item>
              <text:p text:style-name="P13"><text:span text:style-name="T8">Select first unused OTP from DB on USB disk</text:span></text:p>
            </text:list-item>
            <text:list-item>
              <text:p text:style-name="P13"><text:span text:style-name="T8">If none, log and die</text:span></text:p>
            </text:list-item>
            <text:list-item>
              <text:p text:style-name="P13"><text:span text:style-name="T8">Get hardware ID from device</text:span></text:p>
            </text:list-item>
            <text:list-item>
              <text:p text:style-name="P13"><text:span text:style-name="T8">Get fleet name, host from USB disk</text:span></text:p>
            </text:list-item>
            <text:list-item>
              <text:p text:style-name="P13"><text:span text:style-name="T8">ssh to </text:span><text:span text:style-name="T18">fleetsie_FLEET@FLEETHOST</text:span><text:span text:style-name="T19"> </text:span><text:span text:style-name="T8">with fleet credentials, which runs </text:span><text:span text:style-name="T17">fleetsie_auth </text:span><text:span text:style-name="T8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6" draw:layer="layout" svg:width="6.35cm" svg:height="2.857cm" svg:x="13.382cm" svg:y="1.75cm">
          <text:p text:style-name="P15"><text:span text:style-name="T1">Fleet Server</text:span></text:p>
          <text:p text:style-name="P15"><text:span text:style-name="T8">(running </text:span><text:span text:style-name="T9">fleetsie_auth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6" draw:layer="layout" svg:width="6.38cm" svg:height="2.857cm" svg:x="1.287cm" svg:y="1.75cm">
          <text:p text:style-name="P15"><text:span text:style-name="T1">Device</text:span><text:span text:style-name="T20"><text:line-break/></text:span><text:span text:style-name="T8">(running </text:span><text:span text:style-name="T9">fleetsie_provision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1"><text:span text:style-name="T1">fleetsie_auth</text:span></text:p>
          </draw:text-box>
        </draw:frame>
        <draw:custom-shape draw:style-name="gr20" draw:text-style-name="P8" draw:layer="layout" svg:width="6.385cm" svg:height="21.813cm" svg:x="13.382cm" svg:y="5.127cm">
          <text:list text:style-name="L1">
            <text:list-item>
              <text:p text:style-name="P7"><text:span text:style-name="T15">Verify that OTP is a valid and unused OTP for fleet, and that HWID has not been registered. <text:s/>Then mark OTP as used, register device, and return:</text:span></text:p>
              <text:p text:style-name="P7"><text:span text:style-name="T14">Ok</text:span></text:p>
            </text:list-item>
            <text:list-item>
              <text:p text:style-name="P17"><text:span text:style-name="T14">USERPASSWD</text:span></text:p>
            </text:list-item>
            <text:list-item>
              <text:p text:style-name="P17"><text:span text:style-name="T14">ROOTPASSWD</text:span></text:p>
            </text:list-item>
            <text:list-item>
              <text:p text:style-name="P17"><text:span text:style-name="T14">HOSTNAME</text:span></text:p>
            </text:list-item>
            <text:list-item>
              <text:p text:style-name="P17"><text:span text:style-name="T14">FLEETUSER</text:span></text:p>
            </text:list-item>
            <text:list-item>
              <text:p text:style-name="P17"><text:span text:style-name="T14">PORT</text:span></text:p>
            </text:list-item>
            <text:list-item>
              <text:p text:style-name="P17"><text:span text:style-name="T14">SRV_PUBKEY</text:span></text:p>
            </text:list-item>
            <text:list-item>
              <text:p text:style-name="P17"><text:span text:style-name="T14">SRV_PRIVKEY</text:span></text:p>
            </text:list-item>
            <text:list-item>
              <text:p text:style-name="P17"><text:span text:style-name="T14">DEV_AUTHKEY</text:span></text:p>
            </text:list-item>
            <text:list-item>
              <text:p text:style-name="P17"><text:span text:style-name="T14">ZABBIX_PSK</text:span><text:span text:style-name="T15"><text:line-break/></text:span><text:span text:style-name="T15"/></text:p>
            </text:list-item>
            <text:list-item>
              <text:p text:style-name="P7"><text:span text:style-name="T15">If OTP is valid for fleet but used and HWID is not registered, let N be id of first unused OTP for fleet, and return:</text:span><text:span text:style-name="T15"><text:line-break/></text:span><text:span text:style-name="T14">Try </text:span></text:p>
              <text:list>
                <text:list-item>
                  <text:list>
                    <text:list-item>
                      <text:p text:style-name="P7"><text:span text:style-name="T14">N</text:span></text:p>
                    </text:list-item>
                  </text:list>
                </text:list-item>
              </text:list>
            </text:list-item>
          </text:list>
          <text:p text:style-name="P7"><text:span text:style-name="T14"/></text:p>
          <text:list text:continue-numbering="true" text:style-name="L1">
            <text:list-item>
              <text:p text:style-name="P7"><text:span text:style-name="T15">If OTP is valid for fleet but used and no unused OTP left, and HWID is unregistered return:</text:span><text:span text:style-name="T15"><text:line-break/></text:span><text:span text:style-name="T14">Full</text:span></text:p>
            </text:list-item>
          </text:list>
          <text:p text:style-name="P7"><text:span text:style-name="T15"/></text:p>
          <text:list text:continue-numbering="true" text:style-name="L1">
            <text:list-item>
              <text:p text:style-name="P7"><text:span text:style-name="T15">Otherwise, OTP is invalid or HWID is registered, so return:</text:span><text:span text:style-name="T15"><text:line-break/></text:span><text:span text:style-name="T14">Error</text:span></text:p>
              <text:list>
                <text:list-item>
                  <text:p text:style-name="P7"><text:span text:style-name="T14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8" draw:layer="layout" svg:x1="7.667cm" svg:y1="11.795cm" svg:x2="13.382cm" svg:y2="6.397cm">
          <text:p/>
        </draw:line>
        <draw:custom-shape draw:style-name="gr22" draw:text-style-name="P14" draw:layer="layout" svg:width="6.38cm" svg:height="3.237cm" svg:x="1.287cm" svg:y="13.15cm">
          <text:p text:style-name="P13"><text:span text:style-name="T8">On </text:span><text:span text:style-name="T7">Ok</text:span><text:span text:style-name="T8"> response:</text:span></text:p>
          <text:list text:style-name="L1">
            <text:list-item>
              <text:p text:style-name="P13"><text:span text:style-name="T8">Save credentials</text:span></text:p>
            </text:list-item>
            <text:list-item>
              <text:p text:style-name="P13"><text:span text:style-name="T8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1" draw:layer="layout" svg:x1="13.382cm" svg:y1="10.525cm" svg:x2="7.667cm" svg:y2="13.382cm">
          <text:p/>
        </draw:line>
        <draw:line draw:style-name="gr24" draw:text-style-name="P11" draw:layer="layout" svg:x1="13.382cm" svg:y1="17.51cm" svg:x2="7.667cm" svg:y2="17.51cm">
          <text:p/>
        </draw:line>
        <draw:line draw:style-name="gr25" draw:text-style-name="P11" draw:layer="layout" svg:x1="13.382cm" svg:y1="21.955cm" svg:x2="7.667cm" svg:y2="21.002cm">
          <text:p/>
        </draw:line>
        <draw:line draw:style-name="gr26" draw:text-style-name="P11" draw:layer="layout" svg:x1="13.382cm" svg:y1="24.812cm" svg:x2="7.667cm" svg:y2="24.495cm">
          <text:p/>
        </draw:line>
        <draw:line draw:style-name="gr27" draw:text-style-name="P11" draw:layer="layout" svg:x1="8.653cm" svg:y1="5.764cm" svg:x2="7.7cm" svg:y2="5.764cm">
          <text:p/>
        </draw:line>
        <draw:custom-shape draw:style-name="gr28" draw:text-style-name="P14" draw:layer="layout" svg:width="6.38cm" svg:height="2.882cm" svg:x="1.287cm" svg:y="17.15cm">
          <text:p text:style-name="P13"><text:span text:style-name="T8">On </text:span><text:span text:style-name="T7">Try N</text:span><text:span text:style-name="T8"> response: </text:span></text:p>
          <text:list text:style-name="L1">
            <text:list-item>
              <text:p text:style-name="P13"><text:span text:style-name="T8">mark all OTP with ID &lt; N as used</text:span></text:p>
            </text:list-item>
            <text:list-item>
              <text:p text:style-name="P13"><text:span text:style-name="T8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4" draw:layer="layout" svg:width="6.38cm" svg:height="2.882cm" svg:x="1.287cm" svg:y="20.65cm">
          <text:p text:style-name="P19"><text:span text:style-name="T8">On </text:span><text:span text:style-name="T7">Full</text:span><text:span text:style-name="T8"> response:</text:span></text:p>
          <text:list text:style-name="L1">
            <text:list-item>
              <text:p text:style-name="P19"><text:span text:style-name="T8">Mark all OTP as used</text:span></text:p>
            </text:list-item>
            <text:list-item>
              <text:p text:style-name="P19"><text:span text:style-name="T8">Log error</text:span></text:p>
            </text:list-item>
            <text:list-item>
              <text:p text:style-name="P19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20" draw:layer="layout" svg:width="6.38cm" svg:height="2.397cm" svg:x="1.287cm" svg:y="24.15cm">
          <text:p text:style-name="P19"><text:span text:style-name="T8">On </text:span><text:span text:style-name="T7">Error </text:span><text:span text:style-name="T8">response:</text:span></text:p>
          <text:list text:style-name="L1">
            <text:list-item>
              <text:p text:style-name="P19"><text:span text:style-name="T8">Log error </text:span></text:p>
            </text:list-item>
            <text:list-item>
              <text:p text:style-name="P19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1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21" draw:layer="layout" svg:width="3.175cm" svg:height="2.147cm" svg:x="9.572cm" svg:y="6.715cm">
          <draw:text-box>
            <text:p text:style-name="P3"><text:span text:style-name="T21">Send:</text:span></text:p>
            <text:list text:style-name="L1">
              <text:list-item>
                <text:p text:style-name="P3"><text:span text:style-name="T21">HWID</text:span></text:p>
              </text:list-item>
              <text:list-item>
                <text:p text:style-name="P3"><text:span text:style-name="T21">OTP</text:span></text:p>
                <text:p text:style-name="P3"><text:span text:style-name="T21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13T08:58:51.711338051</dc:date>
    <meta:editing-duration>P3DT17H17M6S</meta:editing-duration>
    <meta:editing-cycles>28</meta:editing-cycles>
    <meta:generator>LibreOffice/24.2.7.2$Linux_X86_64 LibreOffice_project/420$Build-2</meta:generator>
    <meta:print-date>2025-08-08T08:09:58.404818989</meta:print-date>
    <meta:document-statistic meta:object-count="35"/>
  </office:meta>
</office:document-meta>
</file>